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5e44" officeooo:paragraph-rsid="00105e44"/>
    </style:style>
    <style:style style:name="P2" style:family="paragraph" style:parent-style-name="Standard">
      <style:paragraph-properties fo:margin-top="0cm" fo:margin-bottom="0.101cm" style:contextual-spacing="true"/>
      <style:text-properties officeooo:rsid="00105e44" officeooo:paragraph-rsid="00105e44"/>
    </style:style>
    <style:style style:name="P3" style:family="paragraph" style:parent-style-name="Standard">
      <style:paragraph-properties fo:margin-top="0cm" fo:margin-bottom="0.101cm" style:contextual-spacing="true"/>
      <style:text-properties fo:language="zxx" fo:country="none" officeooo:rsid="0027dd13" officeooo:paragraph-rsid="0027dd13" style:language-asian="zxx" style:country-asian="none" style:language-complex="zxx" style:country-complex="none"/>
    </style:style>
    <style:style style:name="P4" style:family="paragraph" style:parent-style-name="Standard">
      <style:paragraph-properties fo:margin-top="0cm" fo:margin-bottom="0.101cm" style:contextual-spacing="true"/>
      <style:text-properties fo:language="zxx" fo:country="none" officeooo:rsid="0027dd13" officeooo:paragraph-rsid="0035cafb" style:language-asian="zxx" style:country-asian="none" style:language-complex="zxx" style:country-complex="none"/>
    </style:style>
    <style:style style:name="P5" style:family="paragraph" style:parent-style-name="Standard">
      <style:paragraph-properties fo:margin-top="0cm" fo:margin-bottom="0.101cm" style:contextual-spacing="true"/>
      <style:text-properties fo:language="zxx" fo:country="none" officeooo:rsid="0035cafb" officeooo:paragraph-rsid="0035cafb" style:language-asian="zxx" style:country-asian="none" style:language-complex="zxx" style:country-complex="none"/>
    </style:style>
    <style:style style:name="P6" style:family="paragraph" style:parent-style-name="Standard">
      <style:paragraph-properties fo:margin-top="0cm" fo:margin-bottom="0.101cm" style:contextual-spacing="true" fo:break-before="page"/>
      <style:text-properties fo:language="zxx" fo:country="none" officeooo:rsid="0035cafb" officeooo:paragraph-rsid="0035cafb" style:language-asian="zxx" style:country-asian="none" style:language-complex="zxx" style:country-complex="none"/>
    </style:style>
    <style:style style:name="P7" style:family="paragraph" style:parent-style-name="Standard" style:list-style-name="L1">
      <style:paragraph-properties fo:margin-top="0cm" fo:margin-bottom="0.101cm" style:contextual-spacing="true"/>
      <style:text-properties officeooo:rsid="00105e44" officeooo:paragraph-rsid="00105e44"/>
    </style:style>
    <style:style style:name="P8" style:family="paragraph" style:parent-style-name="Standard" style:list-style-name="L1">
      <style:paragraph-properties fo:margin-top="0cm" fo:margin-bottom="0.101cm" style:contextual-spacing="true"/>
      <style:text-properties officeooo:rsid="00105e44" officeooo:paragraph-rsid="0035cafb"/>
    </style:style>
    <style:style style:name="P9" style:family="paragraph" style:parent-style-name="Standard" style:list-style-name="L1">
      <style:paragraph-properties fo:margin-top="0cm" fo:margin-bottom="0.101cm" style:contextual-spacing="true"/>
      <style:text-properties officeooo:rsid="002ab9b8" officeooo:paragraph-rsid="002ab9b8"/>
    </style:style>
    <style:style style:name="P10" style:family="paragraph" style:parent-style-name="Standard" style:list-style-name="L1">
      <style:paragraph-properties fo:margin-top="0cm" fo:margin-bottom="0.101cm" style:contextual-spacing="true"/>
      <style:text-properties officeooo:rsid="002ab9b8" officeooo:paragraph-rsid="0035cafb"/>
    </style:style>
    <style:style style:name="P11" style:family="paragraph" style:parent-style-name="Standard" style:list-style-name="L1">
      <style:paragraph-properties fo:margin-top="0cm" fo:margin-bottom="0.101cm" style:contextual-spacing="true"/>
      <style:text-properties officeooo:rsid="0010e33a" officeooo:paragraph-rsid="0010e33a"/>
    </style:style>
    <style:style style:name="P12" style:family="paragraph" style:parent-style-name="Standard" style:list-style-name="L1">
      <style:paragraph-properties fo:margin-top="0cm" fo:margin-bottom="0.101cm" style:contextual-spacing="true"/>
      <style:text-properties officeooo:rsid="0010e33a" officeooo:paragraph-rsid="0035cafb"/>
    </style:style>
    <style:style style:name="P13" style:family="paragraph" style:parent-style-name="Standard" style:list-style-name="L1">
      <style:paragraph-properties fo:margin-top="0cm" fo:margin-bottom="0.101cm" style:contextual-spacing="true"/>
      <style:text-properties officeooo:rsid="0011f3f0" officeooo:paragraph-rsid="0011f3f0"/>
    </style:style>
    <style:style style:name="P14" style:family="paragraph" style:parent-style-name="Standard" style:list-style-name="L1">
      <style:paragraph-properties fo:margin-top="0cm" fo:margin-bottom="0.101cm" style:contextual-spacing="true"/>
      <style:text-properties officeooo:rsid="0011f3f0" officeooo:paragraph-rsid="0035cafb"/>
    </style:style>
    <style:style style:name="P15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1f3f0" officeooo:paragraph-rsid="0011f3f0" style:language-asian="zxx" style:country-asian="none" style:language-complex="zxx" style:country-complex="none"/>
    </style:style>
    <style:style style:name="P16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1f3f0" officeooo:paragraph-rsid="0035cafb" style:language-asian="zxx" style:country-asian="none" style:language-complex="zxx" style:country-complex="none"/>
    </style:style>
    <style:style style:name="P17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e5bf1" officeooo:paragraph-rsid="002e5bf1" style:language-asian="zxx" style:country-asian="none" style:language-complex="zxx" style:country-complex="none"/>
    </style:style>
    <style:style style:name="P18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e5bf1" officeooo:paragraph-rsid="0035cafb" style:language-asian="zxx" style:country-asian="none" style:language-complex="zxx" style:country-complex="none"/>
    </style:style>
    <style:style style:name="P19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69f04" officeooo:paragraph-rsid="00169f04" style:language-asian="zxx" style:country-asian="none" style:language-complex="zxx" style:country-complex="none"/>
    </style:style>
    <style:style style:name="P20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69f04" officeooo:paragraph-rsid="0035cafb" style:language-asian="zxx" style:country-asian="none" style:language-complex="zxx" style:country-complex="none"/>
    </style:style>
    <style:style style:name="P21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307088" officeooo:paragraph-rsid="00307088" style:language-asian="zxx" style:country-asian="none" style:language-complex="zxx" style:country-complex="none"/>
    </style:style>
    <style:style style:name="P22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307088" officeooo:paragraph-rsid="0035cafb" style:language-asian="zxx" style:country-asian="none" style:language-complex="zxx" style:country-complex="none"/>
    </style:style>
    <style:style style:name="P23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772e4" officeooo:paragraph-rsid="001772e4" style:language-asian="zxx" style:country-asian="none" style:language-complex="zxx" style:country-complex="none"/>
    </style:style>
    <style:style style:name="P24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772e4" officeooo:paragraph-rsid="0035cafb" style:language-asian="zxx" style:country-asian="none" style:language-complex="zxx" style:country-complex="none"/>
    </style:style>
    <style:style style:name="P25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32810f" officeooo:paragraph-rsid="0032810f" style:language-asian="zxx" style:country-asian="none" style:language-complex="zxx" style:country-complex="none"/>
    </style:style>
    <style:style style:name="P26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32810f" officeooo:paragraph-rsid="0035cafb" style:language-asian="zxx" style:country-asian="none" style:language-complex="zxx" style:country-complex="none"/>
    </style:style>
    <style:style style:name="P27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8cde0" officeooo:paragraph-rsid="0018cde0" style:language-asian="zxx" style:country-asian="none" style:language-complex="zxx" style:country-complex="none"/>
    </style:style>
    <style:style style:name="P28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8cde0" officeooo:paragraph-rsid="0035cafb" style:language-asian="zxx" style:country-asian="none" style:language-complex="zxx" style:country-complex="none"/>
    </style:style>
    <style:style style:name="P29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a4957" officeooo:paragraph-rsid="001a4957" style:language-asian="zxx" style:country-asian="none" style:language-complex="zxx" style:country-complex="none"/>
    </style:style>
    <style:style style:name="P30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a4957" officeooo:paragraph-rsid="0035cafb" style:language-asian="zxx" style:country-asian="none" style:language-complex="zxx" style:country-complex="none"/>
    </style:style>
    <style:style style:name="P31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c1d34" officeooo:paragraph-rsid="001c1d34" style:language-asian="zxx" style:country-asian="none" style:language-complex="zxx" style:country-complex="none"/>
    </style:style>
    <style:style style:name="P32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c1d34" officeooo:paragraph-rsid="0035cafb" style:language-asian="zxx" style:country-asian="none" style:language-complex="zxx" style:country-complex="none"/>
    </style:style>
    <style:style style:name="P33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e0dfa" officeooo:paragraph-rsid="001e0dfa" style:language-asian="zxx" style:country-asian="none" style:language-complex="zxx" style:country-complex="none"/>
    </style:style>
    <style:style style:name="P34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e0dfa" officeooo:paragraph-rsid="0035cafb" style:language-asian="zxx" style:country-asian="none" style:language-complex="zxx" style:country-complex="none"/>
    </style:style>
    <style:style style:name="P35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35bf4b" officeooo:paragraph-rsid="0035bf4b" style:language-asian="zxx" style:country-asian="none" style:language-complex="zxx" style:country-complex="none"/>
    </style:style>
    <style:style style:name="P36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35bf4b" officeooo:paragraph-rsid="0035cafb" style:language-asian="zxx" style:country-asian="none" style:language-complex="zxx" style:country-complex="none"/>
    </style:style>
    <style:style style:name="P37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fef45" officeooo:paragraph-rsid="001fef45" style:language-asian="zxx" style:country-asian="none" style:language-complex="zxx" style:country-complex="none"/>
    </style:style>
    <style:style style:name="P38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fef45" officeooo:paragraph-rsid="0035cafb" style:language-asian="zxx" style:country-asian="none" style:language-complex="zxx" style:country-complex="none"/>
    </style:style>
    <style:style style:name="P39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47d65" officeooo:paragraph-rsid="00247d65" style:language-asian="zxx" style:country-asian="none" style:language-complex="zxx" style:country-complex="none"/>
    </style:style>
    <style:style style:name="P40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47d65" officeooo:paragraph-rsid="0035cafb" style:language-asian="zxx" style:country-asian="none" style:language-complex="zxx" style:country-complex="none"/>
    </style:style>
    <style:style style:name="P41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5f9f1" officeooo:paragraph-rsid="0025f9f1" style:language-asian="zxx" style:country-asian="none" style:language-complex="zxx" style:country-complex="none"/>
    </style:style>
    <style:style style:name="P42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5f9f1" officeooo:paragraph-rsid="0035bf4b" style:language-asian="zxx" style:country-asian="none" style:language-complex="zxx" style:country-complex="none"/>
    </style:style>
    <style:style style:name="P43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5f9f1" officeooo:paragraph-rsid="0035cafb" style:language-asian="zxx" style:country-asian="none" style:language-complex="zxx" style:country-complex="none"/>
    </style:style>
    <style:style style:name="P44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7dd13" officeooo:paragraph-rsid="0027dd13" style:language-asian="zxx" style:country-asian="none" style:language-complex="zxx" style:country-complex="none"/>
    </style:style>
    <style:style style:name="P45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7dd13" officeooo:paragraph-rsid="0035cafb" style:language-asian="zxx" style:country-asian="none" style:language-complex="zxx" style:country-complex="none"/>
    </style:style>
    <style:style style:name="P46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3b8012" officeooo:paragraph-rsid="003b8012" style:language-asian="zxx" style:country-asian="none" style:language-complex="zxx" style:country-complex="none"/>
    </style:style>
    <style:style style:name="P47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436357" officeooo:paragraph-rsid="00436357" style:language-asian="zxx" style:country-asian="none" style:language-complex="zxx" style:country-complex="none"/>
    </style:style>
    <style:style style:name="T1" style:family="text">
      <style:text-properties officeooo:rsid="0010e33a"/>
    </style:style>
    <style:style style:name="T2" style:family="text">
      <style:text-properties officeooo:rsid="0013fc62"/>
    </style:style>
    <style:style style:name="T3" style:family="text">
      <style:text-properties officeooo:rsid="0018cde0"/>
    </style:style>
    <style:style style:name="T4" style:family="text">
      <style:text-properties officeooo:rsid="001a4957"/>
    </style:style>
    <style:style style:name="T5" style:family="text">
      <style:text-properties officeooo:rsid="001d643c"/>
    </style:style>
    <style:style style:name="T6" style:family="text">
      <style:text-properties officeooo:rsid="00219e9c"/>
    </style:style>
    <style:style style:name="T7" style:family="text">
      <style:text-properties officeooo:rsid="00243606"/>
    </style:style>
    <style:style style:name="T8" style:family="text">
      <style:text-properties officeooo:rsid="002ab9b8"/>
    </style:style>
    <style:style style:name="T9" style:family="text">
      <style:text-properties officeooo:rsid="002b4f82"/>
    </style:style>
    <style:style style:name="T10" style:family="text">
      <style:text-properties officeooo:rsid="002bd495"/>
    </style:style>
    <style:style style:name="T11" style:family="text">
      <style:text-properties officeooo:rsid="002ca1e7"/>
    </style:style>
    <style:style style:name="T12" style:family="text">
      <style:text-properties officeooo:rsid="002e5bf1"/>
    </style:style>
    <style:style style:name="T13" style:family="text">
      <style:text-properties officeooo:rsid="002fc2a0"/>
    </style:style>
    <style:style style:name="T14" style:family="text">
      <style:text-properties officeooo:rsid="00303c33"/>
    </style:style>
    <style:style style:name="T15" style:family="text">
      <style:text-properties officeooo:rsid="00307088"/>
    </style:style>
    <style:style style:name="T16" style:family="text">
      <style:text-properties officeooo:rsid="0031153d"/>
    </style:style>
    <style:style style:name="T17" style:family="text">
      <style:text-properties officeooo:rsid="0033d8ca"/>
    </style:style>
    <style:style style:name="T18" style:family="text">
      <style:text-properties officeooo:rsid="0035bf4b"/>
    </style:style>
    <style:style style:name="T19" style:family="text">
      <style:text-properties officeooo:rsid="00374c77"/>
    </style:style>
    <style:style style:name="T20" style:family="text">
      <style:text-properties officeooo:rsid="0038e983"/>
    </style:style>
    <style:style style:name="T21" style:family="text">
      <style:text-properties officeooo:rsid="0039d70d"/>
    </style:style>
    <style:style style:name="T22" style:family="text">
      <style:text-properties officeooo:rsid="003b5b70"/>
    </style:style>
    <style:style style:name="T23" style:family="text">
      <style:text-properties officeooo:rsid="003d2718"/>
    </style:style>
    <style:style style:name="T24" style:family="text">
      <style:text-properties officeooo:rsid="003f26de"/>
    </style:style>
    <style:style style:name="T25" style:family="text">
      <style:text-properties officeooo:rsid="003f839b"/>
    </style:style>
    <style:style style:name="T26" style:family="text">
      <style:text-properties officeooo:rsid="00404670"/>
    </style:style>
    <style:style style:name="T27" style:family="text">
      <style:text-properties officeooo:rsid="00416f31"/>
    </style:style>
    <style:style style:name="T28" style:family="text">
      <style:text-properties officeooo:rsid="0041f572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13fc62" fo:background-color="transparent" loext:char-shading-value="0"/>
    </style:style>
    <style:style style:name="T31" style:family="text">
      <style:text-properties officeooo:rsid="00445e70" fo:background-color="transparent" loext:char-shading-value="0"/>
    </style:style>
    <style:style style:name="T32" style:family="text">
      <style:text-properties officeooo:rsid="0044c66b"/>
    </style:style>
    <style:style style:name="T33" style:family="text">
      <style:text-properties officeooo:rsid="0045f442"/>
    </style:style>
    <style:style style:name="T34" style:family="text">
      <style:text-properties officeooo:rsid="004791a7"/>
    </style:style>
    <style:style style:name="T35" style:family="text">
      <style:text-properties officeooo:rsid="004829d3"/>
    </style:style>
    <style:style style:name="T36" style:family="text">
      <style:text-properties officeooo:rsid="0049c5f0"/>
    </style:style>
    <style:style style:name="T37" style:family="text">
      <style:text-properties officeooo:rsid="004b1e69"/>
    </style:style>
    <style:style style:name="T38" style:family="text">
      <style:text-properties officeooo:rsid="004bf6af"/>
    </style:style>
    <style:style style:name="T39" style:family="text">
      <style:text-properties officeooo:rsid="004c3269"/>
    </style:style>
    <style:style style:name="T40" style:family="text">
      <style:text-properties officeooo:rsid="004cdc0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tector Final – Cascada LBP</text:p>
      <text:p text:style-name="P2">---------------</text:p>
      <text:list xml:id="list8673125897849443868" text:style-name="L1">
        <text:list-item>
          <text:p text:style-name="P7">BLUR: Al aumentar tamanio_blur </text:p>
          <text:list>
            <text:list-item>
              <text:p text:style-name="P7">F1: <text:span text:style-name="T32">Sube un poco</text:span></text:p>
            </text:list-item>
            <text:list-item>
              <text:p text:style-name="P9">F05: Baja, <text:span text:style-name="T9">2 puntos por punto</text:span></text:p>
            </text:list-item>
            <text:list-item>
              <text:p text:style-name="P7">Precision: <text:span text:style-name="T1">Baja. Más o menos 5</text:span></text:p>
            </text:list-item>
            <text:list-item>
              <text:p text:style-name="P11">Recall: Sube. <text:span text:style-name="T32">4 </text:span>puntos por punto de blur</text:p>
            </text:list-item>
            <text:list-item>
              <text:p text:style-name="P13">Tiempo: <text:span text:style-name="T11">Sube</text:span></text:p>
            </text:list-item>
          </text:list>
        </text:list-item>
        <text:list-item>
          <text:p text:style-name="P15">CASCADA: </text:p>
          <text:list>
            <text:list-item>
              <text:p text:style-name="P15">F1: <text:span text:style-name="T12">78</text:span> en visionary vs <text:span text:style-name="T12">30</text:span> en fullbody. Los otros, nada</text:p>
            </text:list-item>
          </text:list>
        </text:list-item>
        <text:list-item>
          <text:p text:style-name="P15">ESCALA INICIAL: Al aumentar escala_inicial</text:p>
          <text:list>
            <text:list-item>
              <text:p text:style-name="P15">F1: <text:span text:style-name="T33">Baja lentamente</text:span></text:p>
            </text:list-item>
            <text:list-item>
              <text:p text:style-name="P17">F05: <text:span text:style-name="T33">Sube y baja</text:span>. Óptimo en <text:span text:style-name="T13">1.3</text:span></text:p>
            </text:list-item>
            <text:list-item>
              <text:p text:style-name="P15">Precision: Sube? un poco.</text:p>
            </text:list-item>
            <text:list-item>
              <text:p text:style-name="P15">Recall: Baja </text:p>
            </text:list-item>
            <text:list-item>
              <text:p text:style-name="P15">Tiempo: Baja bastante. </text:p>
            </text:list-item>
          </text:list>
        </text:list-item>
        <text:list-item>
          <text:p text:style-name="P19">FILTROS</text:p>
          <text:list>
            <text:list-item>
              <text:p text:style-name="P19">F1: Baja con todos. El menos peor es enfoque solo.</text:p>
            </text:list-item>
            <text:list-item>
              <text:p text:style-name="P21">F05: <text:span text:style-name="T16">Baja</text:span></text:p>
            </text:list-item>
            <text:list-item>
              <text:p text:style-name="P19">Precisión: Sube con todos. <text:span text:style-name="T14">Enfoque &lt; Repujado &lt; Enfoque y repujado</text:span></text:p>
            </text:list-item>
            <text:list-item>
              <text:p text:style-name="P19">Recall: Baja. Enfoque es el que menos baja, 1<text:span text:style-name="T15">0</text:span> puntos. </text:p>
            </text:list-item>
            <text:list-item>
              <text:p text:style-name="P19">Tiempo: Baja. 6 con enfoque, y más con los otros.</text:p>
            </text:list-item>
          </text:list>
        </text:list-item>
        <text:list-item>
          <text:p text:style-name="P23">MINNEIGHBORS: Al aumentar de a un punto:</text:p>
          <text:list>
            <text:list-item>
              <text:p text:style-name="P23">F1: <text:span text:style-name="T34">Sube y baja. Max en 3</text:span></text:p>
            </text:list-item>
            <text:list-item>
              <text:p text:style-name="P25">F05: Sube <text:span text:style-name="T34">y baja, max en 5</text:span>.</text:p>
            </text:list-item>
            <text:list-item>
              <text:p text:style-name="P27">Precision: Sube </text:p>
            </text:list-item>
            <text:list-item>
              <text:p text:style-name="P27">Recall: <text:span text:style-name="T4">Baja</text:span></text:p>
            </text:list-item>
            <text:list-item>
              <text:p text:style-name="P29">Tiempo: <text:span text:style-name="T35">estable</text:span></text:p>
            </text:list-item>
          </text:list>
        </text:list-item>
        <text:list-item>
          <text:p text:style-name="P31">SCALEFACTOR: <text:span text:style-name="T5">Al aumentar scaleFactor</text:span></text:p>
          <text:list>
            <text:list-item>
              <text:p text:style-name="P33">F1: <text:span text:style-name="T36">Baja</text:span></text:p>
            </text:list-item>
            <text:list-item>
              <text:p text:style-name="P35">F05: Sube y baja. 1.1 está bien</text:p>
            </text:list-item>
            <text:list-item>
              <text:p text:style-name="P33">Precision: <text:span text:style-name="T7">Sube </text:span></text:p>
            </text:list-item>
            <text:list-item>
              <text:p text:style-name="P37">Recall: <text:span text:style-name="T7">Baja </text:span></text:p>
            </text:list-item>
            <text:list-item>
              <text:p text:style-name="P37">Tiempo: <text:span text:style-name="T6">Disminuye considerablemente.</text:span></text:p>
            </text:list-item>
          </text:list>
        </text:list-item>
        <text:list-item>
          <text:p text:style-name="P39">Otros:</text:p>
          <text:list>
            <text:list-item>
              <text:p text:style-name="P41">F1: <text:span text:style-name="T18">Ec</text:span>ualizar histograma mejora . Usar_profundidad_altura <text:span text:style-name="T37">sube</text:span> un poco.</text:p>
            </text:list-item>
            <text:list-item>
              <text:p text:style-name="P42">F<text:span text:style-name="T18">05</text:span>: <text:span text:style-name="T18">Ec</text:span>ualizar histograma mejora . Usar_profundidad_altura <text:span text:style-name="T18">sube</text:span> un poco.</text:p>
            </text:list-item>
            <text:list-item>
              <text:p text:style-name="P41">Precision: usar_profundidad_altura mejora!</text:p>
            </text:list-item>
            <text:list-item>
              <text:p text:style-name="P41">Recall: usar_profundidad_altura baja</text:p>
            </text:list-item>
            <text:list-item>
              <text:p text:style-name="P44">Tiempo: Constante.</text:p>
            </text:list-item>
          </text:list>
        </text:list-item>
      </text:list>
      <text:p text:style-name="P3"/>
      <text:p text:style-name="P5"/>
      <text:p text:style-name="P6">Detector HOG</text:p>
      <text:p text:style-name="P5">-----------------------------</text:p>
      <text:p text:style-name="P5"/>
      <text:list xml:id="list102748409404173" text:continue-list="list8673125897849443868" text:style-name="L1">
        <text:list-item text:start-value="1">
          <text:p text:style-name="P8">BLUR: Al aumentar tamanio_blur </text:p>
          <text:list>
            <text:list-item>
              <text:p text:style-name="P8">F1: <text:span text:style-name="T19">Baja</text:span></text:p>
            </text:list-item>
            <text:list-item>
              <text:p text:style-name="P10">F05: Baja, <text:span text:style-name="T9">2 puntos por punto</text:span></text:p>
            </text:list-item>
            <text:list-item>
              <text:p text:style-name="P8">Precision: <text:span text:style-name="T1">Baja. 1 por punto</text:span></text:p>
            </text:list-item>
            <text:list-item>
              <text:p text:style-name="P12">Recall: <text:span text:style-name="T19">Baja, 2 por punto</text:span></text:p>
            </text:list-item>
            <text:list-item>
              <text:p text:style-name="P14">Tiempo: <text:span text:style-name="T11">Sube poco</text:span></text:p>
            </text:list-item>
          </text:list>
        </text:list-item>
        <text:list-item>
          <text:p text:style-name="P16">ESCAL<text:span text:style-name="T29">A INICIAL: Al aumentar escala_inicial</text:span></text:p>
          <text:list>
            <text:list-item>
              <text:p text:style-name="P16"><text:span text:style-name="T29">F1: </text:span><text:span text:style-name="T31">Sube y luego de 1.5 baja. Max en 1.3</text:span></text:p>
            </text:list-item>
            <text:list-item>
              <text:p text:style-name="P18">F05: Ídem F1. Óptimo en <text:span text:style-name="T13">1.5</text:span></text:p>
            </text:list-item>
            <text:list-item>
              <text:p text:style-name="P16">Precision: Sube un poco.</text:p>
            </text:list-item>
            <text:list-item>
              <text:p text:style-name="P16">Recall: <text:span text:style-name="T32">Sube y baja</text:span></text:p>
            </text:list-item>
            <text:list-item>
              <text:p text:style-name="P16">Tiempo: Baja bastante. </text:p>
            </text:list-item>
          </text:list>
        </text:list-item>
        <text:list-item>
          <text:p text:style-name="P47">MINTHRESHOLD: Al subir minthreshold</text:p>
          <text:list>
            <text:list-item>
              <text:p text:style-name="P47">F1: Baja </text:p>
            </text:list-item>
            <text:list-item>
              <text:p text:style-name="P47">F05: Baja</text:p>
            </text:list-item>
            <text:list-item>
              <text:p text:style-name="P47">Precision: Sube un poco</text:p>
            </text:list-item>
            <text:list-item>
              <text:p text:style-name="P47">Recall: Baja bastante</text:p>
            </text:list-item>
            <text:list-item>
              <text:p text:style-name="P47">Tiempo estable</text:p>
            </text:list-item>
          </text:list>
        </text:list-item>
        <text:list-item>
          <text:p text:style-name="P20">FILTROS</text:p>
          <text:list>
            <text:list-item>
              <text:p text:style-name="P20">F1: <text:span text:style-name="T38">Baja</text:span></text:p>
            </text:list-item>
            <text:list-item>
              <text:p text:style-name="P22">F05: <text:span text:style-name="T38">Baja</text:span></text:p>
            </text:list-item>
            <text:list-item>
              <text:p text:style-name="P20">Precisión: <text:span text:style-name="T39">Baja</text:span></text:p>
            </text:list-item>
            <text:list-item>
              <text:p text:style-name="P20">Recall: <text:span text:style-name="T40">Baja</text:span>. </text:p>
            </text:list-item>
            <text:list-item>
              <text:p text:style-name="P20">Tiempo: <text:span text:style-name="T20">estable</text:span>.</text:p>
            </text:list-item>
          </text:list>
        </text:list-item>
        <text:list-item>
          <text:p text:style-name="P24">MINNEIGHBORS: Al aumentar de a un punto:</text:p>
          <text:list>
            <text:list-item>
              <text:p text:style-name="P24">F1: <text:span text:style-name="T23">Sube y baja</text:span></text:p>
            </text:list-item>
            <text:list-item>
              <text:p text:style-name="P26">F05: <text:span text:style-name="T24">Sube y baja. Mejor en 2</text:span></text:p>
            </text:list-item>
            <text:list-item>
              <text:p text:style-name="P28">Precision: Sube <text:span text:style-name="T25">y se estanca</text:span></text:p>
            </text:list-item>
            <text:list-item>
              <text:p text:style-name="P28">Recall: <text:span text:style-name="T4">Baja</text:span></text:p>
            </text:list-item>
            <text:list-item>
              <text:p text:style-name="P30">Tiempo: <text:span text:style-name="T25">Estable</text:span></text:p>
            </text:list-item>
          </text:list>
        </text:list-item>
        <text:list-item>
          <text:p text:style-name="P32"><text:span text:style-name="T21">PASOESCALA</text:span>: <text:span text:style-name="T5">Al aumentar pasoescala</text:span></text:p>
          <text:list>
            <text:list-item>
              <text:p text:style-name="P34">F1: <text:span text:style-name="T22">Baja. 10 puntos de 1.05 a 1.1</text:span></text:p>
            </text:list-item>
            <text:list-item>
              <text:p text:style-name="P36">F05: <text:span text:style-name="T22">Baja. 4 puntos de 1.05 a 1.1</text:span></text:p>
            </text:list-item>
            <text:list-item>
              <text:p text:style-name="P34">Precision: <text:span text:style-name="T22">Baja</text:span></text:p>
            </text:list-item>
            <text:list-item>
              <text:p text:style-name="P38">Recall: <text:span text:style-name="T22">Baja</text:span></text:p>
            </text:list-item>
            <text:list-item>
              <text:p text:style-name="P38">Tiempo: <text:span text:style-name="T6">Disminuye considerablemente. De 57ms a 35ms de 1.05 a 1.1</text:span></text:p>
            </text:list-item>
          </text:list>
        </text:list-item>
        <text:list-item>
          <text:p text:style-name="P46">Clasificador: daimler es mucho peor que el default</text:p>
        </text:list-item>
        <text:list-item>
          <text:p text:style-name="P40">Otros:</text:p>
          <text:list>
            <text:list-item>
              <text:p text:style-name="P43">F1: <text:span text:style-name="T18">Ec</text:span>ualizar histograma mejora . <text:span text:style-name="T26">Convertir a gris sin ecualizar, empeora.</text:span></text:p>
            </text:list-item>
            <text:list-item>
              <text:p text:style-name="P43">F<text:span text:style-name="T18">05</text:span>: <text:span text:style-name="T18">Ec</text:span>ualizar histograma mejora . <text:span text:style-name="T26">Convertir a gris sin ecualizar, empeora</text:span>.</text:p>
            </text:list-item>
            <text:list-item>
              <text:p text:style-name="P43">Precision: <text:span text:style-name="T27">ídem</text:span></text:p>
            </text:list-item>
            <text:list-item>
              <text:p text:style-name="P43">Recall: <text:span text:style-name="T27">mejora con convertir a gris, empeora con ecualizar</text:span></text:p>
            </text:list-item>
            <text:list-item>
              <text:p text:style-name="P45">Tiempo: <text:span text:style-name="T28">Baja 10 ms conviritiendo a gris, 7 ecualizando.</text:span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41M22S</meta:editing-duration>
    <meta:editing-cycles>63</meta:editing-cycles>
    <meta:generator>LibreOffice/4.2.8.2$Linux_X86_64 LibreOffice_project/420m0$Build-2</meta:generator>
    <dc:date>2016-03-30T10:27:48.249781888</dc:date>
    <meta:document-statistic meta:table-count="0" meta:image-count="0" meta:object-count="0" meta:page-count="2" meta:paragraph-count="85" meta:word-count="471" meta:character-count="2532" meta:non-whitespace-character-count="2214"/>
    <meta:user-defined meta:name="Info 1"/>
    <meta:user-defined meta:name="Info 2"/>
    <meta:user-defined meta:name="Info 3"/>
    <meta:user-defined meta:name="Info 4"/>
  </office:meta>
</office:document-meta>
</file>